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021in" fo:margin-left="0in" fo:margin-right="0.0229in" table:align="margins"/>
    </style:style>
    <style:style style:name="Table6.A" style:family="table-column">
      <style:table-column-properties style:column-width="0.2139in" style:rel-column-width="2030*"/>
    </style:style>
    <style:style style:name="Table6.B" style:family="table-column">
      <style:table-column-properties style:column-width="0.9549in" style:rel-column-width="9066*"/>
    </style:style>
    <style:style style:name="Table6.C" style:family="table-column">
      <style:table-column-properties style:column-width="4.6993in" style:rel-column-width="44619*"/>
    </style:style>
    <style:style style:name="Table6.D" style:family="table-column">
      <style:table-column-properties style:column-width="1.034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6.9271in" style:rel-column-width="65535*"/>
    </style:style>
    <style:style style:name="Table3.A1" style:family="table-cell">
      <style:table-cell-properties fo:padding="0in" fo:border="none"/>
    </style:style>
    <style:style style:name="content" style:family="table">
      <style:table-properties style:width="6.9271in" fo:margin-left="0in" fo:margin-right="-0.0021in" table:align="margins"/>
    </style:style>
    <style:style style:name="content.A" style:family="table-column">
      <style:table-column-properties style:column-width="1.5611in" style:rel-column-width="14769*"/>
    </style:style>
    <style:style style:name="content.B" style:family="table-column">
      <style:table-column-properties style:column-width="0.1042in" style:rel-column-width="985*"/>
    </style:style>
    <style:style style:name="content.C" style:family="table-column">
      <style:table-column-properties style:column-width="3.0951in" style:rel-column-width="29282*"/>
    </style:style>
    <style:style style:name="content.D" style:family="table-column">
      <style:table-column-properties style:column-width="0.0938in" style:rel-column-width="886*"/>
    </style:style>
    <style:style style:name="content.E" style:family="table-column">
      <style:table-column-properties style:column-width="0.3854in" style:rel-column-width="3646*"/>
    </style:style>
    <style:style style:name="content.F" style:family="table-column">
      <style:table-column-properties style:column-width="1.6875in" style:rel-column-width="15967*"/>
    </style:style>
    <style:style style:name="content.A1" style:family="table-cell">
      <style:table-cell-properties fo:padding="0in" fo:border="none"/>
    </style:style>
    <style:style style:name="content.3" style:family="table-row">
      <style:table-row-properties style:min-row-height="0.2521in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4375in" style:rel-column-width="41981*"/>
    </style:style>
    <style:style style:name="Table1.B" style:family="table-column">
      <style:table-column-properties style:column-width="0.5313in" style:rel-column-width="5025*"/>
    </style:style>
    <style:style style:name="Table1.C" style:family="table-column">
      <style:table-column-properties style:column-width="1.9583in" style:rel-column-width="18529*"/>
    </style:style>
    <style:style style:name="Table1.B1" style:family="table-cell">
      <style:table-cell-properties fo:padding="0in" fo:border="none"/>
    </style:style>
    <style:style style:name="Table2" style:family="table">
      <style:table-properties style:width="4.4368in" table:align="margins"/>
    </style:style>
    <style:style style:name="Table2.A" style:family="table-column">
      <style:table-column-properties style:column-width="0.1528in" style:rel-column-width="2259*"/>
    </style:style>
    <style:style style:name="Table2.B" style:family="table-column">
      <style:table-column-properties style:column-width="0.0632in" style:rel-column-width="931*"/>
    </style:style>
    <style:style style:name="Table2.C" style:family="table-column">
      <style:table-column-properties style:column-width="4.2208in" style:rel-column-width="62345*"/>
    </style:style>
    <style:style style:name="Table2.A1" style:family="table-cell" style:data-style-name="N0"/>
    <style:style style:name="P1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Arial1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Header">
      <style:paragraph-properties fo:text-align="start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21" style:family="paragraph" style:parent-style-name="Header">
      <style:paragraph-properties fo:text-align="center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22" style:family="paragraph" style:parent-style-name="Header">
      <style:paragraph-properties fo:text-align="justify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23" style:family="paragraph" style:parent-style-name="Header">
      <style:paragraph-properties fo:text-align="end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24" style:family="paragraph" style:parent-style-name="Header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Standard">
      <style:paragraph-properties fo:margin-top="0in" fo:margin-bottom="0.1965in" fo:text-align="end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Header">
      <style:paragraph-properties fo:text-align="justify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9">{logo}</text:p>
          </table:table-cell>
          <table:table-cell table:style-name="Table6.C1" office:value-type="string">
            <text:p text:style-name="P10">{badan}</text:p>
            <text:p text:style-name="P10">{kota4}</text:p>
            <text:p text:style-name="P11">{alamat} </text:p>
            <text:p text:style-name="P12">Telp. {tlp} Fax {fax} </text:p>
            <text:p text:style-name="P13"/>
          </table:table-cell>
          <table:table-cell table:style-name="Table6.C1" office:value-type="string">
            <text:p text:style-name="P14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text:span text:style-name="Strong_20_Emphasis"><text:span text:style-name="T2"/></text:span></text:p>
            <text:p text:style-name="P23"><text:bookmark-start text:name="__DdeLink__2178_481184722"/><text:span text:style-name="Strong_20_Emphasis"><text:span text:style-name="T2">{kota}</text:span></text:span><text:bookmark-end text:name="__DdeLink__2178_481184722"/><text:span text:style-name="Strong_20_Emphasis"><text:span text:style-name="T2">[!-- BEGIN row.articles3 --]{titreArticle3}{texteArticle3}[!-- END row.articles3 --]</text:span></text:span></text:p>
          </table:table-cell>
        </table:table-row>
      </table:table>
      <text:p text:style-name="P15">SURAT <text:s/>PENGADUAN</text:p>
      <table:table table:name="content" table:style-name="content">
        <table:table-column table:style-name="content.A"/>
        <table:table-column table:style-name="content.B"/>
        <table:table-column table:style-name="content.C"/>
        <table:table-column table:style-name="content.D"/>
        <table:table-column table:style-name="content.E"/>
        <table:table-column table:style-name="content.F"/>
        <table:table-row>
          <table:table-cell table:style-name="content.A1" office:value-type="string">
            <text:p text:style-name="P4"/>
          </table:table-cell>
          <table:table-cell table:style-name="content.A1" office:value-type="string">
            <text:p text:style-name="P4"/>
          </table:table-cell>
          <table:table-cell table:style-name="content.A1" table:number-columns-spanned="3" office:value-type="string">
            <text:p text:style-name="P6"/>
          </table:table-cell>
          <table:covered-table-cell/>
          <table:covered-table-cell/>
          <table:table-cell table:style-name="content.A1" office:value-type="string">
            <text:p text:style-name="P20"/>
          </table:table-cell>
        </table:table-row>
        <table:table-row>
          <table:table-cell table:style-name="content.A1" office:value-type="string">
            <text:p text:style-name="P20"/>
          </table:table-cell>
          <table:table-cell table:style-name="content.A1" office:value-type="string">
            <text:p text:style-name="P4"/>
          </table:table-cell>
          <table:table-cell table:style-name="content.A1" office:value-type="string">
            <text:p text:style-name="P18"><text:span text:style-name="Strong_20_Emphasis"><text:span text:style-name="T2"/></text:span></text:p>
          </table:table-cell>
          <table:table-cell table:style-name="content.A1" office:value-type="string">
            <text:p text:style-name="P18"/>
          </table:table-cell>
          <table:table-cell table:style-name="content.A1" table:number-columns-spanned="2" office:value-type="string">
            <text:p text:style-name="P20"><text:span text:style-name="Strong_20_Emphasis"><text:span text:style-name="T3">[!-- BEGIN row.articles4 --]{titreArticle4}</text:span></text:span></text:p>
            <text:p text:style-name="P20"><text:bookmark-start text:name="__DdeLink__913_386557478"/><text:span text:style-name="Strong_20_Emphasis"><text:span text:style-name="T2">{texteArticle4}</text:span></text:span><text:bookmark-end text:name="__DdeLink__913_386557478"/><text:span text:style-name="Strong_20_Emphasis"><text:span text:style-name="T2">[!-- END row.articles4 --]</text:span></text:span></text:p>
            <text:p text:style-name="P20"><text:span text:style-name="Strong_20_Emphasis"><text:span text:style-name="T2">Di Tempat</text:span></text:span></text:p>
          </table:table-cell>
          <table:covered-table-cell/>
        </table:table-row>
        <table:table-row table:style-name="content.3">
          <table:table-cell table:style-name="content.A1" office:value-type="string">
            <text:p text:style-name="P20"><text:span text:style-name="Strong_20_Emphasis"><text:span text:style-name="T3">[!-- BEGIN row.articles2 --]{titreArticle2}</text:span></text:span></text:p>
          </table:table-cell>
          <table:table-cell table:style-name="content.A1" office:value-type="string">
            <text:p text:style-name="P4">:</text:p>
          </table:table-cell>
          <table:table-cell table:style-name="content.A1" table:number-columns-spanned="3" office:value-type="string">
            <text:p text:style-name="P18"><text:span text:style-name="Strong_20_Emphasis"><text:span text:style-name="T2">{texteArticle2}[!-- END row.articles2 --]</text:span></text:span></text:p>
          </table:table-cell>
          <table:covered-table-cell/>
          <table:covered-table-cell/>
          <table:table-cell table:style-name="content.A1" table:number-rows-spanned="5" office:value-type="string">
            <text:p text:style-name="P19"/>
          </table:table-cell>
        </table:table-row>
        <table:table-row>
          <table:table-cell table:style-name="content.A1" office:value-type="string">
            <text:p text:style-name="P5"/>
          </table:table-cell>
          <table:table-cell table:style-name="content.A1" office:value-type="string">
            <text:p text:style-name="P4"/>
          </table:table-cell>
          <table:table-cell table:style-name="content.A1" table:number-columns-spanned="3" office:value-type="string">
            <text:p text:style-name="P3"><text:span text:style-name="Strong_20_Emphasis"><text:span text:style-name="T3"/></text:span></text:p>
          </table:table-cell>
          <table:covered-table-cell/>
          <table:covered-table-cell/>
          <table:covered-table-cell/>
        </table:table-row>
        <table:table-row>
          <table:table-cell table:style-name="content.A1" office:value-type="string">
            <text:p text:style-name="P20">Dengan Hormat</text:p>
          </table:table-cell>
          <table:table-cell table:style-name="content.A1" office:value-type="string">
            <text:p text:style-name="P4"/>
          </table:table-cell>
          <table:table-cell table:style-name="content.A1" table:number-columns-spanned="3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ontent.A1" table:number-columns-spanned="5" office:value-type="string">
            <text:p text:style-name="P26">Yang Bertanda tangan di bawah in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ontent.A1" office:value-type="string">
            <text:p text:style-name="P20">[!-- BEGIN row.articles1 --]{titreArticle1} <text:s text:c="3"/></text:p>
          </table:table-cell>
          <table:table-cell table:style-name="content.A1" office:value-type="string">
            <text:p text:style-name="P20">:</text:p>
          </table:table-cell>
          <table:table-cell table:style-name="content.A1" table:number-columns-spanned="3" office:value-type="string">
            <text:p text:style-name="P20">{texteArticle1}<text:span text:style-name="T1">[!-- END row.articles1 --]</text:span></text:p>
          </table:table-cell>
          <table:covered-table-cell/>
          <table:covered-table-cell/>
          <table:covered-table-cell/>
        </table:table-row>
        <table:table-row>
          <table:table-cell table:style-name="content.A1" table:number-columns-spanned="6" office:value-type="string">
            <text:p text:style-name="P22"><text:span text:style-name="Strong_20_Emphasis"><text:span text:style-name="T3">Isi Pesan :</text:span></text:span></text:p>
            <text:p text:style-name="P22"><text:span text:style-name="Strong_20_Emphasis"><text:span text:style-name="T3"/></text:span></text:p>
            <text:p text:style-name="P22"><text:span text:style-name="Strong_20_Emphasis"><text:span text:style-name="T3">[!-- BEGIN row.articles5 --]{titreArticle5}</text:span></text:span></text:p>
            <text:p text:style-name="P22"><text:bookmark-start text:name="__DdeLink__913_3865574781"/><text:span text:style-name="Strong_20_Emphasis"><text:span text:style-name="T2">{texteArticle5}</text:span></text:span><text:bookmark-end text:name="__DdeLink__913_3865574781"/><text:span text:style-name="Strong_20_Emphasis"><text:span text:style-name="T2">[!-- END row.articles5 --]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ontent.A1" table:number-columns-spanned="6" office:value-type="string">
            <text:p text:style-name="P21"><text:span text:style-name="Strong_20_Emphasis"><text:span text:style-name="T2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Demikian surat pengaduan ini kami sampaikan, kami sangat mengharapkan respon dari Bapak/ Ibu, akhir kata, saya ucapkan terima kasih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number-rows-spanned="4" office:value-type="string">
            <text:p text:style-name="P1"/>
            <text:p text:style-name="P1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>
                  <text:p text:style-name="P1"/>
                </table:table-cell>
                <table:table-cell office:value-type="string">
                  <text:p text:style-name="P1"/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e2.A1">
                  <text:p text:style-name="P1"/>
                </table:table-cell>
                <table:table-cell office:value-type="string">
                  <text:p text:style-name="P1"/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office:value-type="string">
                  <text:p text:style-name="P1"/>
                </table:table-cell>
                <table:table-cell office:value-type="string">
                  <text:p text:style-name="P1"/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office:value-type="string">
                  <text:p text:style-name="P1"/>
                </table:table-cell>
                <table:table-cell office:value-type="string">
                  <text:p text:style-name="P1"/>
                </table:table-cell>
                <table:table-cell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1.B1" table:number-rows-spanned="4" office:value-type="string">
            <text:p text:style-name="P2"/>
          </table:table-cell>
          <table:table-cell office:value-type="string">
            <text:p text:style-name="P21"><text:span text:style-name="Strong_20_Emphasis"><text:span text:style-name="T2"/></text:span></text:p>
          </table:table-cell>
        </table:table-row>
        <table:table-row>
          <table:covered-table-cell/>
          <table:covered-table-cell/>
          <table:table-cell office:value-type="string">
            <text:p text:style-name="P21"><text:span text:style-name="Strong_20_Emphasis"><text:span text:style-name="T2">{kota}[!-- BEGIN row.articles6 --]{titreArticle6}{texteArticle6}[!-- END row.articles6 --]</text:span></text:span></text:p>
            <text:p text:style-name="P2">Penanggung Jawab,</text:p>
            <text:p text:style-name="P2"/>
            <text:p text:style-name="P2"/>
            <text:p text:style-name="P24"/>
          </table:table-cell>
        </table:table-row>
        <table:table-row>
          <table:covered-table-cell/>
          <table:covered-table-cell/>
          <table:table-cell office:value-type="string">
            <text:p text:style-name="P21"><text:span text:style-name="Strong_20_Emphasis"><text:span text:style-name="T2">[!-- BEGIN row.articles7 --]{titreArticle7}{texteArticle7}[!-- END row.articles7 --]</text:span></text:span></text:p>
          </table:table-cell>
        </table:table-row>
        <table:table-row>
          <table:covered-table-cell/>
          <table:covered-table-cell/>
          <table:table-cell office:value-type="string">
            <text:p text:style-name="P7"><text:span text:style-name="Strong_20_Emphasis"><text:span text:style-name="T2">(…................................)</text:span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30T10:55:11</dc:date>
    <dc:creator>wrc-alp </dc:creator>
    <meta:editing-duration>PT10H10M04S</meta:editing-duration>
    <meta:editing-cycles>154</meta:editing-cycles>
    <meta:generator>OpenOffice.org/3.2$Linux OpenOffice.org_project/320m19$Build-9505</meta:generator>
    <meta:document-statistic meta:table-count="5" meta:image-count="0" meta:object-count="0" meta:page-count="1" meta:paragraph-count="26" meta:word-count="114" meta:character-count="923"/>
  </office:meta>
</office:document-meta>
</file>